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046f" officeooo:paragraph-rsid="0009046f"/>
    </style:style>
    <style:style style:name="P2" style:family="paragraph" style:parent-style-name="Standard">
      <style:text-properties officeooo:rsid="0009e9aa" officeooo:paragraph-rsid="0009e9aa"/>
    </style:style>
    <style:style style:name="P3" style:family="paragraph" style:parent-style-name="Standard">
      <style:text-properties officeooo:rsid="0009e9aa" officeooo:paragraph-rsid="000cd4a7"/>
    </style:style>
    <style:style style:name="P4" style:family="paragraph" style:parent-style-name="Standard">
      <style:text-properties style:text-underline-style="solid" style:text-underline-width="auto" style:text-underline-color="font-color" officeooo:rsid="0009e9aa" officeooo:paragraph-rsid="0009e9aa"/>
    </style:style>
    <style:style style:name="P5" style:family="paragraph" style:parent-style-name="Standard">
      <style:text-properties style:text-underline-style="solid" style:text-underline-width="auto" style:text-underline-color="font-color" officeooo:rsid="0009046f" officeooo:paragraph-rsid="0009046f"/>
    </style:style>
    <style:style style:name="P6" style:family="paragraph" style:parent-style-name="Standard">
      <style:text-properties fo:font-style="italic" style:text-underline-style="solid" style:text-underline-width="auto" style:text-underline-color="font-color" fo:font-weight="bold" officeooo:rsid="0009046f" officeooo:paragraph-rsid="0009046f" style:font-style-asian="italic" style:font-weight-asian="bold" style:font-style-complex="italic" style:font-weight-complex="bold"/>
    </style:style>
    <style:style style:name="P7" style:family="paragraph" style:parent-style-name="Standard">
      <style:text-properties officeooo:rsid="0009e9aa" officeooo:paragraph-rsid="0009e9aa"/>
    </style:style>
    <style:style style:name="P8" style:family="paragraph" style:parent-style-name="Standard">
      <style:text-properties officeooo:rsid="00102bff" officeooo:paragraph-rsid="00102bff"/>
    </style:style>
    <style:style style:name="T1" style:family="text">
      <style:text-properties officeooo:rsid="0009e9aa"/>
    </style:style>
    <style:style style:name="T2" style:family="text">
      <style:text-properties officeooo:rsid="000b41e8"/>
    </style:style>
    <style:style style:name="T3" style:family="text">
      <style:text-properties officeooo:rsid="000bfefd"/>
    </style:style>
    <style:style style:name="T4" style:family="text">
      <style:text-properties officeooo:rsid="000cd4a7"/>
    </style:style>
    <style:style style:name="T5" style:family="text">
      <style:text-properties fo:font-weight="bold" officeooo:rsid="000cd4a7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MODIFCATION – <text:span text:style-name="T3">2</text:span> (DESIGN)</text:p>
      <text:p text:style-name="P1"/>
      <text:p text:style-name="P1">server.c</text:p>
      <text:p text:style-name="P1"><text:span text:style-name="T1">Usage</text:span>: “./server &lt;port_number&gt;” (without quotes)</text:p>
      <text:p text:style-name="P5">Server side:</text:p>
      <text:p text:style-name="P1">1. <text:span text:style-name="T1">s</text:span>ocket<text:span text:style-name="T1">()</text:span></text:p>
      <text:p text:style-name="P1">2. <text:span text:style-name="T1">bind()</text:span></text:p>
      <text:p text:style-name="P2">3. listen()</text:p>
      <text:p text:style-name="P2">4. accept()</text:p>
      <text:p text:style-name="P2"/>
      <text:p text:style-name="P2"/>
      <text:p text:style-name="P2">client.c</text:p>
      <text:p text:style-name="P3">Usage: “<text:span text:style-name="T4">./client &lt;destination_ip&gt; &lt;port_number&gt; &lt;filname&gt;</text:span>” (without quotes)</text:p>
      <text:p text:style-name="P4">Client side:</text:p>
      <text:p text:style-name="P2">1. socket()</text:p>
      <text:p text:style-name="P2">2. connect()</text:p>
      <text:p text:style-name="P2"/>
      <text:p text:style-name="P2"/>
      <text:p text:style-name="P8">send() and recv() is used to exchange messages as strings.</text:p>
      <text:p text:style-name="P2"/>
      <text:p text:style-name="P2">After connection establishment <text:span text:style-name="T2">between server-client</text:span>, client sends <text:span text:style-name="T4">the </text:span><text:span text:style-name="T5">filename</text:span><text:span text:style-name="T4"> to be looked for in the working directory of the server.c executable, if the file is not found then a message saying “FILE NOT FOUND” is sent to client, otherwise (if the file is found), the content of the file with the provided filename is sent in </text:span><text:span text:style-name="T5">chunks of 1024</text:span><text:span text:style-name="T4"> characters until the </text:span><text:span text:style-name="T5">EOF is encountered</text:span><text:span text:style-name="T4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16:17:42.467577223</meta:creation-date>
    <dc:date>2018-01-08T16:38:06.141865232</dc:date>
    <meta:editing-duration>PT13M39S</meta:editing-duration>
    <meta:editing-cycles>9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108" meta:character-count="694" meta:non-whitespace-character-count="600"/>
  </office:meta>
</office:document-meta>
</file>